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F71000048F9E299801E.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S Shell Dlg 2" svg:font-family="'MS Shell Dlg 2'"/>
    <style:font-face style:name="Tahoma1" svg:font-family="Tahoma"/>
    <style:font-face style:name="Lucida Console" svg:font-family="'Lucida Consol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1.245cm" fo:margin-right="0cm" fo:text-indent="0cm" style:auto-text-indent="false"/>
    </style:style>
    <style:style style:name="P2" style:family="paragraph" style:parent-style-name="Standard">
      <style:paragraph-properties fo:margin-left="1.245cm" fo:margin-right="0cm" fo:text-indent="0cm" style:auto-text-indent="false"/>
      <style:text-properties style:font-name="Courier New"/>
    </style:style>
    <style:style style:name="P3" style:family="paragraph" style:parent-style-name="Standard">
      <style:paragraph-properties fo:margin-left="1.245cm" fo:margin-right="0cm" fo:text-indent="0cm" style:auto-text-indent="false"/>
      <style:text-properties style:font-name="Courier New" fo:font-weight="bold" style:font-weight-asian="bold" style:font-weight-complex="bold"/>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text-align="center" style:justify-single-word="false" fo:text-indent="0cm" style:auto-text-indent="false"/>
      <style:text-properties style:font-name="Lucida Console" fo:font-size="14.5pt" style:font-name-asian="Lucida Console" style:font-size-asian="14.5pt" style:font-name-complex="Lucida Console" style:font-size-complex="14.5pt"/>
    </style:style>
    <style:style style:name="P6" style:family="paragraph" style:parent-style-name="Standard">
      <style:paragraph-properties fo:margin-left="2.491cm" fo:margin-right="0cm" fo:text-indent="0cm" style:auto-text-indent="false"/>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 love a good puzzle, don't you?</text:p>
      <text:p text:style-name="Standard"/>
      <text:p text:style-name="Standard">Well, I'm currently working on the command line processor for my BEFE project.</text:p>
      <text:p text:style-name="Standard"/>
      <text:p text:style-name="Standard">As such, I came to the point where I wanted my code to recognise various optional forms of the same command. <text:s/>For example "sw" or "switch" or "switches" mean the same thing.</text:p>
      <text:p text:style-name="Standard"/>
      <text:p text:style-name="Standard">Now, before you get started, I did consider "regular expressions" but I figured that was a bit of an overkill for the problem.</text:p>
      <text:p text:style-name="Standard"/>
      <text:p text:style-name="Standard">The reason I consider it "overkill" is because it's not the same problem Regular Expressions were designed for. <text:s/>Sure, it's a cut-down special case that could be solved using Regular Expressions but, quite honestly, which would you consider the more obvious one if you came across it?...</text:p>
      <text:p text:style-name="Standard"/>
      <text:p text:style-name="P2">sw[itch[s]]</text:p>
      <text:p text:style-name="P1"/>
      <text:p text:style-name="P6">or</text:p>
      <text:p text:style-name="P1"/>
      <text:p text:style-name="P2">sw(itch(s)?)?</text:p>
      <text:p text:style-name="P1"/>
      <text:p text:style-name="P4">You get where I'm coming from here?</text:p>
      <text:p text:style-name="P4"/>
      <text:p text:style-name="P4">After all, the first form doesn't take a "brain the size of a planet" to recognize what it means. <text:s/>You don't have to switch into high gear to get your head around the first specification.</text:p>
      <text:p text:style-name="P4"/>
      <text:p text:style-name="P4">Not just that, it shouldn't take nearly as much coding to solve as it does to properly solve the Regular Expression problem – In case you're wondering, YES! <text:s/>I'm planning on getting there in the future but not just yet at this point in BEFE's lifetime.</text:p>
      <text:p text:style-name="P4"/>
      <text:p text:style-name="P4">So, I put on my gloves and started thinking about it and writing the code – as one does.</text:p>
      <text:p text:style-name="P4"/>
      <text:p text:style-name="P4">As such, the intended goal was to take a specification like the above and produce the possible combinations as a list of Strings. <text:s/>Once we have the list of Strings, we can forget it was even specified that way, right?</text:p>
      <text:p text:style-name="P4"/>
      <text:p text:style-name="P4">Unfortunately, it's not as straightforward as it might appear. <text:s/>Consider the following two contrasting cases...</text:p>
      <text:p text:style-name="P4"/>
      <text:p text:style-name="P2">a[b[c[d[e]]]]</text:p>
      <text:p text:style-name="P1"/>
      <text:p text:style-name="P6">and</text:p>
      <text:p text:style-name="P1"/>
      <text:p text:style-name="P2">a[[[[b]c]d]e]</text:p>
      <text:p text:style-name="P1"/>
      <text:p text:style-name="P4">The first one's fairly straightforward left to right stuff and the combinations are...</text:p>
      <text:p text:style-name="P4"/>
      <text:p text:style-name="P2">a</text:p>
      <text:p text:style-name="P2">ab</text:p>
      <text:p text:style-name="P2">abc</text:p>
      <text:p text:style-name="P2">abcd</text:p>
      <text:p text:style-name="P2">abcde</text:p>
      <text:p text:style-name="P2"/>
      <text:p text:style-name="P4"><text:soft-page-break/>But the second one needs to produce these combinations...</text:p>
      <text:p text:style-name="P4"/>
      <text:p text:style-name="P2">a</text:p>
      <text:p text:style-name="P2">ae</text:p>
      <text:p text:style-name="P2">ade</text:p>
      <text:p text:style-name="P2">acde</text:p>
      <text:p text:style-name="P2">abcde</text:p>
      <text:p text:style-name="P2"/>
      <text:p text:style-name="P4">Fair enough if it was just that simple. <text:s/>It isn't because what about something like this?...</text:p>
      <text:p text:style-name="P4"/>
      <text:p text:style-name="P2">a[[[[b][c]d]e]</text:p>
      <text:p text:style-name="P2"/>
      <text:p text:style-name="P4">Now we've got these combinations...</text:p>
      <text:p text:style-name="P4"/>
      <text:p text:style-name="P2">ae</text:p>
      <text:p text:style-name="P2">ade</text:p>
      <text:p text:style-name="P2">abde</text:p>
      <text:p text:style-name="P2">acde</text:p>
      <text:p text:style-name="P2">abcde</text:p>
      <text:p text:style-name="P2"/>
      <text:p text:style-name="P4">Crap! <text:s/>This takes a little thinking. <text:s/>Here's a normal case as well...</text:p>
      <text:p text:style-name="P4"/>
      <text:p text:style-name="P2">G[lobal[ly]]U[nique]ID[ent[ifier]]</text:p>
      <text:p text:style-name="P2"/>
      <text:p text:style-name="P4">Ah yes, our familiar old GUID, right? <text:s/>Well, here's the combinations in sorted order (the way you would want them if you were to binary seach the generated Strings for a match)...</text:p>
      <text:p text:style-name="P4"/>
      <text:p text:style-name="P2">GloballyUID</text:p>
      <text:p text:style-name="P2">GloballyUIDent</text:p>
      <text:p text:style-name="P2">GloballyUIDentifier</text:p>
      <text:p text:style-name="P2">GloballyUniqueID</text:p>
      <text:p text:style-name="P2">GloballyUniqueIDent</text:p>
      <text:p text:style-name="P2">GloballyUniqueIDentifier</text:p>
      <text:p text:style-name="P2">GlobalUID</text:p>
      <text:p text:style-name="P2">GlobalUIDent</text:p>
      <text:p text:style-name="P2">GlobalUIDentifier</text:p>
      <text:p text:style-name="P2">GlobalUniqueID</text:p>
      <text:p text:style-name="P2">GlobalUniqueIDent</text:p>
      <text:p text:style-name="P2">GlobalUniqueIDentifier</text:p>
      <text:p text:style-name="P2">GUID</text:p>
      <text:p text:style-name="P2">GUIDent</text:p>
      <text:p text:style-name="P2">GUIDentifier</text:p>
      <text:p text:style-name="P2">GUniqueID</text:p>
      <text:p text:style-name="P2">GUniqueIDent</text:p>
      <text:p text:style-name="P2">GUniqueIDentifier</text:p>
      <text:p text:style-name="P2"/>
      <text:p text:style-name="P4">It's at this point that you have to sit back and decide whether you want to make your "Does this String Match That Command?" function search the strings or, instead, keep the original Command specification and use that during the Matching check. <text:s/>Hmmmm....</text:p>
      <text:p text:style-name="P4"/>
      <text:p text:style-name="P4">Well, I opted for the strings one because, in the GUID case there happens to be 18 combinations. <text:s/>That means about four or five times through a binary search loop instead of all kinds of stuff that needs to go on if you processed the original specification. <text:s/></text:p>
      <text:p text:style-name="P4"><text:soft-page-break/>On the other hand, I'm sacrificing memory (the space it takes to store the combinations) for speed.</text:p>
      <text:p text:style-name="P4"/>
      <text:p text:style-name="P4">Being the kind of guy I am, I chose the speed option. <text:s/></text:p>
      <text:p text:style-name="P4"/>
      <text:p text:style-name="P4">It doesn't really matter which one I chose before I wrote it because I would still have to write the code to process the specification any way. <text:s/>So, why not make the end result fast?</text:p>
      <text:p text:style-name="P4"/>
      <text:p text:style-name="P5">•••</text:p>
      <text:p text:style-name="P4"/>
      <text:p text:style-name="P4">Well, after lots of serious head banging I finally got it written and working. <text:s/>Hurrah!!!</text:p>
      <text:p text:style-name="P4"/>
      <text:p text:style-name="P4">I love puzzles like this, they keep you on your toes.</text:p>
      <text:p text:style-name="P4"/>
      <text:p text:style-name="P4">What I'll do is share a little under the cover example of how I solved the problem. <text:s/>The following was taken from a session of my Command Processor (for readability's sake I've highlighted the input prompts in Bold to make distinguish it from keyboard input, etc.)...</text:p>
      <text:p text:style-name="P4"/>
      <text:p text:style-name="P2"><text:span text:style-name="T1">D:\play&gt;</text:span>befe +v</text:p>
      <text:p text:style-name="P2"/>
      <text:p text:style-name="P2">----------------------------------------------------------</text:p>
      <text:p text:style-name="P2">BEFE - Better Software</text:p>
      <text:p text:style-name="P2"/>
      <text:p text:style-name="P2">Copyright (C) 2011 Bruce Ferris (UK), all rights reserved.</text:p>
      <text:p text:style-name="P2">----------------------------------------------------------</text:p>
      <text:p text:style-name="P2"/>
      <text:p text:style-name="P2"><text:span text:style-name="T1">Befe&gt;</text:span> lex</text:p>
      <text:p text:style-name="P2"/>
      <text:p text:style-name="P2">Lexicon (lexical analysis) Command Shell...</text:p>
      <text:p text:style-name="P2"/>
      <text:p text:style-name="P2"><text:span text:style-name="T1">Befe.Lex&gt;</text:span> term a[b[c[d[e]]]]</text:p>
      <text:p text:style-name="P2"/>
      <text:p text:style-name="P2">Specification: 'a[b[c[d[e]]]]'</text:p>
      <text:p text:style-name="P2"><text:s text:c="4"/>Min Match: 'a'</text:p>
      <text:p text:style-name="P2"><text:s text:c="4"/>Max Match: 'abcde'</text:p>
      <text:p text:style-name="P2"><text:s text:c="4"/>Max Depth: 4</text:p>
      <text:p text:style-name="P2"><text:s text:c="4"/>Num Parts: 5</text:p>
      <text:p text:style-name="P2"><text:s text:c="8"/>Parts: 'a','b','c','d','e'</text:p>
      <text:p text:style-name="P2"/>
      <text:p text:style-name="P2">Match Strings: 'a'</text:p>
      <text:p text:style-name="P2"><text:s text:c="15"/>'ab'</text:p>
      <text:p text:style-name="P2"><text:s text:c="15"/>'abc'</text:p>
      <text:p text:style-name="P2"><text:s text:c="15"/>'abcd'</text:p>
      <text:p text:style-name="P2"><text:s text:c="15"/>'abcde'</text:p>
      <text:p text:style-name="P2"/>
      <text:p text:style-name="P2"><text:span text:style-name="T1">Befe.Lex&gt;</text:span> term a[[[[b]c]d]e]</text:p>
      <text:p text:style-name="P2"/>
      <text:p text:style-name="P2">Specification: 'a[[[[b]c]d]e]'</text:p>
      <text:p text:style-name="P2"><text:s text:c="4"/>Min Match: 'a'</text:p>
      <text:p text:style-name="P2"><text:s text:c="4"/>Max Match: 'abcde'</text:p>
      <text:p text:style-name="P2"><text:s text:c="4"/>Max Depth: 4</text:p>
      <text:p text:style-name="P2"><text:s text:c="4"/>Num Parts: 5</text:p>
      <text:p text:style-name="P2"><text:s text:c="8"/>Parts: 'a','b','c','d','e'</text:p>
      <text:p text:style-name="P2"/>
      <text:p text:style-name="P2"><text:soft-page-break/>Match Strings: 'a'</text:p>
      <text:p text:style-name="P2"><text:s text:c="15"/>'ae'</text:p>
      <text:p text:style-name="P2"><text:s text:c="15"/>'ade'</text:p>
      <text:p text:style-name="P2"><text:s text:c="15"/>'acde'</text:p>
      <text:p text:style-name="P2"><text:s text:c="15"/>'abcde'</text:p>
      <text:p text:style-name="P2"/>
      <text:p text:style-name="P2"><text:span text:style-name="T1">Befe.Lex&gt;</text:span> term G[lobal[ly]]U[nique]ID[ent[ifier]]</text:p>
      <text:p text:style-name="P2"/>
      <text:p text:style-name="P2">Specification: 'G[lobal[ly]]U[nique]ID[ent[ifier]]'</text:p>
      <text:p text:style-name="P2"><text:s text:c="4"/>Min Match: 'GUID'</text:p>
      <text:p text:style-name="P2"><text:s text:c="4"/>Max Match: 'GloballyUniqueIDentifier'</text:p>
      <text:p text:style-name="P2"><text:s text:c="4"/>Max Depth: 2</text:p>
      <text:p text:style-name="P2"><text:s text:c="4"/>Num Parts: 8</text:p>
      <text:p text:style-name="P2"><text:s text:c="8"/>Parts: 'G','lobal','ly','U','nique','ID','ent','ifier'</text:p>
      <text:p text:style-name="P2"/>
      <text:p text:style-name="P2">Match Strings: 'GUID'</text:p>
      <text:p text:style-name="P2"><text:s text:c="15"/>'GlobalUID'</text:p>
      <text:p text:style-name="P2"><text:s text:c="15"/>'GloballyUID'</text:p>
      <text:p text:style-name="P2"><text:s text:c="15"/>'GUniqueID'</text:p>
      <text:p text:style-name="P2"><text:s text:c="15"/>'GlobalUniqueID'</text:p>
      <text:p text:style-name="P2"><text:s text:c="15"/>'GloballyUniqueID'</text:p>
      <text:p text:style-name="P2"><text:s text:c="15"/>'GUIDent'</text:p>
      <text:p text:style-name="P2"><text:s text:c="15"/>'GlobalUIDent'</text:p>
      <text:p text:style-name="P2"><text:s text:c="15"/>'GloballyUIDent'</text:p>
      <text:p text:style-name="P2"><text:s text:c="15"/>'GUniqueIDent'</text:p>
      <text:p text:style-name="P2"><text:s text:c="15"/>'GlobalUniqueIDent'</text:p>
      <text:p text:style-name="P2"><text:s text:c="15"/>'GloballyUniqueIDent'</text:p>
      <text:p text:style-name="P2"><text:s text:c="15"/>'GUIDentifier'</text:p>
      <text:p text:style-name="P2"><text:s text:c="15"/>'GlobalUIDentifier'</text:p>
      <text:p text:style-name="P2"><text:s text:c="15"/>'GloballyUIDentifier'</text:p>
      <text:p text:style-name="P2"><text:s text:c="15"/>'GUniqueIDentifier'</text:p>
      <text:p text:style-name="P2"><text:s text:c="15"/>'GlobalUniqueIDentifier'</text:p>
      <text:p text:style-name="P2"><text:s text:c="15"/>'GloballyUniqueIDentifier'</text:p>
      <text:p text:style-name="P2"/>
      <text:p text:style-name="P3">Befe.Lex&gt;</text:p>
      <text:p text:style-name="P4"/>
      <text:p text:style-name="P4">No real surprise there, it generated the combinations as I said.</text:p>
      <text:p text:style-name="P4"/>
      <text:p text:style-name="P4">But, here's little more of an inside peek into the last case just to wet your appetite. <text:s/>I'll give this one in the form of a screen snap to show off the colours my Command processor can produce...</text:p>
      <text:p text:style-name="P4"/>
      <text:p text:style-name="P4"><draw:frame draw:style-name="fr1" draw:name="graphics1" text:anchor-type="paragraph" svg:width="12.144cm" svg:height="18.681cm" draw:z-index="0"><draw:image xlink:href="Pictures/2000000700002F71000048F9E299801E.svm" xlink:type="simple" xlink:show="embed" xlink:actuate="onLoad"/></draw:frame><text:soft-page-break/></text:p>
      <text:p text:style-name="P4">Well, there you have it... <text:s/>If you look closely at the details you may see how I solved the problem.</text:p>
      <text:p text:style-name="P4"/>
      <text:p text:style-name="P4">It really feels good to give yourself a puzzle, solve it, and have it work, all in the same week?</text:p>
      <text:p text:style-name="P4"/>
      <text:p text:style-name="P4">Lat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S Shell Dlg 2" svg:font-family="'MS Shell Dlg 2'"/>
    <style:font-face style:name="Tahoma1" svg:font-family="Tahoma"/>
    <style:font-face style:name="Lucida Console" svg:font-family="'Lucida Consol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55M11S</meta:editing-duration>
    <meta:editing-cycles>3</meta:editing-cycles>
    <meta:generator>OpenOffice.org/3.3$Win32 OpenOffice.org_project/330m20$Build-9567</meta:generator>
    <dc:date>2011-08-12T01:24:17.54</dc:date>
    <meta:document-statistic meta:table-count="0" meta:image-count="1" meta:object-count="0" meta:page-count="5" meta:paragraph-count="129" meta:word-count="845" meta:character-count="5856"/>
    <dc:creator>Bruce Ferris</dc:creator>
    <meta:user-defined meta:name="Info 1"/>
    <meta:user-defined meta:name="Info 2"/>
    <meta:user-defined meta:name="Info 3"/>
    <meta:user-defined meta:name="Info 4"/>
  </office:meta>
</office:document-meta>
</file>